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Proxima Nova" svg:font-family="'Proxima Nova'" style:font-family-generic="roman" style:font-pitch="variable"/>
    <style:font-face style:name="Proxima Nova1" svg:font-family="'Proxima Nova'" style:font-family-generic="system" style:font-pitch="variable"/>
  </office:font-face-decls>
  <office:automatic-styles>
    <style:style style:name="P1" style:family="paragraph" style:parent-style-name="Heading_20_1">
      <style:paragraph-properties fo:margin-top="0.847cm" fo:margin-bottom="0cm" style:contextual-spacing="false" fo:line-height="100%" fo:keep-together="auto" fo:break-before="auto" fo:break-after="auto" fo:keep-with-next="auto"/>
    </style:style>
    <style:style style:name="P2" style:family="paragraph" style:parent-style-name="Preformatted_20_Text">
      <style:paragraph-properties fo:margin-top="0cm" fo:margin-bottom="0cm" style:contextual-spacing="false" fo:line-height="130%" fo:orphans="2" fo:widows="2" fo:padding="0cm" fo:border="none"/>
    </style:style>
    <style:style style:name="P3" style:family="paragraph" style:parent-style-name="Preformatted_20_Text">
      <style:paragraph-properties fo:margin-top="0cm" fo:margin-bottom="0cm" style:contextual-spacing="false" fo:line-height="130%" fo:orphans="2" fo:widows="2" fo:padding="0cm" fo:border="none"/>
      <style:text-properties officeooo:paragraph-rsid="000d27b2"/>
    </style:style>
    <style:style style:name="P4" style:family="paragraph" style:parent-style-name="normal">
      <style:paragraph-properties fo:margin-top="0.353cm" fo:margin-bottom="0cm" style:contextual-spacing="false" fo:line-height="130%" fo:break-before="auto" fo:break-after="auto"/>
    </style:style>
    <style:style style:name="P5" style:family="paragraph" style:parent-style-name="Preformatted_20_Text">
      <style:paragraph-properties fo:margin-top="0.353cm" fo:margin-bottom="0cm" style:contextual-spacing="false" fo:line-height="130%"/>
      <style:text-properties officeooo:rsid="000bf89b" officeooo:paragraph-rsid="0007ae62"/>
    </style:style>
    <style:style style:name="P6" style:family="paragraph" style:parent-style-name="Subtitle">
      <style:paragraph-properties fo:margin-top="0cm" fo:margin-bottom="0cm" style:contextual-spacing="false" fo:line-height="100%" fo:text-align="center" style:justify-single-word="false" fo:keep-together="auto" fo:break-before="auto" fo:break-after="auto" fo:keep-with-next="auto"/>
      <style:text-properties officeooo:rsid="0010c0b7" officeooo:paragraph-rsid="0010c0b7"/>
    </style:style>
    <style:style style:name="P7" style:family="paragraph" style:parent-style-name="normal">
      <style:paragraph-properties fo:margin-top="0.353cm" fo:margin-bottom="0cm" style:contextual-spacing="false" fo:line-height="130%" fo:break-before="auto" fo:break-after="auto"/>
      <style:text-properties fo:color="#353744" loext:opacity="100%" style:font-name="Proxima Nova" style:font-name-asian="Proxima Nova1" style:font-name-complex="Proxima Nova1"/>
    </style:style>
    <style:style style:name="P8" style:family="paragraph" style:parent-style-name="normal">
      <style:paragraph-properties fo:margin-top="0.353cm" fo:margin-bottom="0cm" style:contextual-spacing="false" fo:line-height="130%" fo:break-before="auto" fo:break-after="auto"/>
      <style:text-properties officeooo:rsid="00051da7" officeooo:paragraph-rsid="0007ae62"/>
    </style:style>
    <style:style style:name="P9" style:family="paragraph" style:parent-style-name="normal">
      <style:paragraph-properties fo:margin-top="0.353cm" fo:margin-bottom="0cm" style:contextual-spacing="false" fo:line-height="130%"/>
      <style:text-properties officeooo:rsid="00051da7" officeooo:paragraph-rsid="0007ae62"/>
    </style:style>
    <style:style style:name="P10" style:family="paragraph" style:parent-style-name="normal">
      <style:paragraph-properties fo:margin-top="0.353cm" fo:margin-bottom="0cm" style:contextual-spacing="false" fo:line-height="130%"/>
      <style:text-properties officeooo:rsid="00067465" officeooo:paragraph-rsid="00067465"/>
    </style:style>
    <style:style style:name="P11" style:family="paragraph" style:parent-style-name="Heading_20_1">
      <style:paragraph-properties fo:margin-top="0.847cm" fo:margin-bottom="0cm" style:contextual-spacing="false" fo:line-height="100%" fo:keep-together="auto" fo:break-before="auto" fo:break-after="auto" fo:keep-with-next="auto"/>
      <style:text-properties fo:color="#353744" loext:opacity="100%" style:font-name="Proxima Nova" fo:font-size="14pt" fo:font-weight="bold" style:font-name-asian="Proxima Nova1" style:font-size-asian="14pt" style:font-weight-asian="bold" style:font-name-complex="Proxima Nova1" style:font-size-complex="14pt"/>
    </style:style>
    <style:style style:name="P12" style:family="paragraph" style:parent-style-name="Title" style:master-page-name="Standard">
      <style:paragraph-properties fo:margin-top="0.564cm" fo:margin-bottom="0cm" style:contextual-spacing="false" fo:line-height="100%" fo:text-align="center" style:justify-single-word="false" fo:keep-together="auto" style:page-number="1" fo:break-before="auto" fo:break-after="auto" fo:keep-with-next="auto"/>
      <style:text-properties fo:color="#353744" loext:opacity="100%" style:font-name="Proxima Nova" fo:font-size="36pt" style:font-name-asian="Proxima Nova1" style:font-size-asian="36pt" style:font-name-complex="Proxima Nova1" style:font-size-complex="36pt"/>
    </style:style>
    <style:style style:name="P13" style:family="paragraph" style:parent-style-name="Preformatted_20_Text" style:list-style-name="L3">
      <style:paragraph-properties fo:margin-top="0.353cm" fo:margin-bottom="0cm" style:contextual-spacing="false" fo:line-height="130%"/>
      <style:text-properties officeooo:paragraph-rsid="000bf89b"/>
    </style:style>
    <style:style style:name="P14" style:family="paragraph" style:parent-style-name="Preformatted_20_Text" style:list-style-name="L3">
      <style:paragraph-properties fo:margin-top="0.353cm" fo:margin-bottom="0cm" style:contextual-spacing="false" fo:line-height="130%"/>
      <style:text-properties officeooo:paragraph-rsid="0007ae62"/>
    </style:style>
    <style:style style:name="P15" style:family="paragraph" style:parent-style-name="Preformatted_20_Text" style:list-style-name="L3">
      <style:paragraph-properties fo:margin-top="0.353cm" fo:margin-bottom="0cm" style:contextual-spacing="false" fo:line-height="130%"/>
      <style:text-properties officeooo:rsid="000bf89b" officeooo:paragraph-rsid="0007ae62"/>
    </style:style>
    <style:style style:name="P16" style:family="paragraph" style:parent-style-name="normal">
      <style:paragraph-properties fo:margin-top="0.353cm" fo:margin-bottom="0cm" style:contextual-spacing="false" fo:line-height="130%"/>
      <style:text-properties fo:color="#353744" loext:opacity="100%" style:font-name="Proxima Nova" officeooo:rsid="00051da7" officeooo:paragraph-rsid="00051da7" style:font-name-asian="Proxima Nova1" style:font-name-complex="Proxima Nova1"/>
    </style:style>
    <style:style style:name="P17" style:family="paragraph" style:parent-style-name="normal">
      <style:paragraph-properties fo:margin-top="0.353cm" fo:margin-bottom="0cm" style:contextual-spacing="false" fo:line-height="130%"/>
      <style:text-properties fo:color="#353744" loext:opacity="100%" style:font-name="Proxima Nova" officeooo:rsid="0007ae62" officeooo:paragraph-rsid="0007ae62" style:font-name-asian="Proxima Nova1" style:font-name-complex="Proxima Nova1"/>
    </style:style>
    <style:style style:name="P18" style:family="paragraph" style:parent-style-name="normal" style:list-style-name="L1">
      <style:paragraph-properties fo:margin-top="0.353cm" fo:margin-bottom="0cm" style:contextual-spacing="false" fo:line-height="130%"/>
      <style:text-properties officeooo:rsid="0007ae62" officeooo:paragraph-rsid="0007ae62"/>
    </style:style>
    <style:style style:name="P19" style:family="paragraph" style:parent-style-name="normal" style:list-style-name="L2">
      <style:paragraph-properties fo:margin-top="0.353cm" fo:margin-bottom="0cm" style:contextual-spacing="false" fo:line-height="130%"/>
      <style:text-properties officeooo:rsid="0007ae62" officeooo:paragraph-rsid="0007ae62"/>
    </style:style>
    <style:style style:name="P20" style:family="paragraph" style:parent-style-name="normal">
      <style:paragraph-properties fo:margin-top="0.353cm" fo:margin-bottom="0cm" style:contextual-spacing="false" fo:line-height="130%" fo:break-before="auto" fo:break-after="auto"/>
      <style:text-properties style:font-name="Proxima Nova" officeooo:rsid="000d27b2" officeooo:paragraph-rsid="000d27b2" style:font-name-asian="Proxima Nova1" style:font-name-complex="Proxima Nova1"/>
    </style:style>
    <style:style style:name="P21" style:family="paragraph" style:parent-style-name="normal">
      <style:paragraph-properties fo:margin-top="0.353cm" fo:margin-bottom="0cm" style:contextual-spacing="false" fo:line-height="130%"/>
      <style:text-properties style:font-name="Proxima Nova" officeooo:rsid="000d27b2" officeooo:paragraph-rsid="000d27b2" style:font-name-asian="Proxima Nova1" style:font-name-complex="Proxima Nova1"/>
    </style:style>
    <style:style style:name="P22" style:family="paragraph" style:parent-style-name="normal" style:list-style-name="L4">
      <style:paragraph-properties fo:margin-top="0.353cm" fo:margin-bottom="0cm" style:contextual-spacing="false" fo:line-height="130%"/>
      <style:text-properties style:font-name="Proxima Nova" officeooo:rsid="000d27b2" officeooo:paragraph-rsid="000d27b2" style:font-name-asian="Proxima Nova1" style:font-name-complex="Proxima Nova1"/>
    </style:style>
    <style:style style:name="T1" style:family="text">
      <style:text-properties fo:color="#353744" loext:opacity="100%" style:font-name="Proxima Nova" fo:font-size="14pt" fo:font-weight="bold" style:font-name-asian="Proxima Nova1" style:font-size-asian="14pt" style:font-weight-asian="bold" style:font-name-complex="Proxima Nova1" style:font-size-complex="14pt"/>
    </style:style>
    <style:style style:name="T2" style:family="text">
      <style:text-properties fo:color="#353744" loext:opacity="100%" style:font-name="Proxima Nova" style:font-name-asian="Proxima Nova1" style:font-name-complex="Proxima Nova1"/>
    </style:style>
    <style:style style:name="T3" style:family="text">
      <style:text-properties fo:color="#353744" loext:opacity="100%" style:font-name="Proxima Nova" officeooo:rsid="00051da7" style:font-name-asian="Proxima Nova1" style:font-name-complex="Proxima Nova1"/>
    </style:style>
    <style:style style:name="T4" style:family="text">
      <style:text-properties fo:color="#353744" loext:opacity="100%" style:font-name="Proxima Nova" officeooo:rsid="00067465" style:font-name-asian="Proxima Nova1" style:font-name-complex="Proxima Nova1"/>
    </style:style>
    <style:style style:name="T5" style:family="text">
      <style:text-properties fo:color="#353744" loext:opacity="100%" style:font-name="Proxima Nova" officeooo:rsid="0007ae62" style:font-name-asian="Proxima Nova1" style:font-name-complex="Proxima Nova1"/>
    </style:style>
    <style:style style:name="T6" style:family="text">
      <style:text-properties fo:color="#353744" loext:opacity="100%" style:font-name="Proxima Nova" officeooo:rsid="00088572" style:font-name-asian="Proxima Nova1" style:font-name-complex="Proxima Nova1"/>
    </style:style>
    <style:style style:name="T7" style:family="text">
      <style:text-properties fo:color="#353744" loext:opacity="100%" style:font-name="Proxima Nova" officeooo:rsid="000a177b" style:font-name-asian="Proxima Nova1" style:font-name-complex="Proxima Nova1"/>
    </style:style>
    <style:style style:name="T8" style:family="text">
      <style:text-properties style:font-name="Proxima Nova" fo:font-size="14pt" fo:font-weight="bold" style:font-name-asian="Proxima Nova1" style:font-size-asian="14pt" style:font-weight-asian="bold" style:font-name-complex="Proxima Nova1" style:font-size-complex="14pt"/>
    </style:style>
    <style:style style:name="T9" style:family="text">
      <style:text-properties style:text-position="super 58%" style:font-name="Proxima Nova" fo:font-size="14pt" fo:font-weight="bold" style:font-name-asian="Proxima Nova1" style:font-size-asian="14pt" style:font-weight-asian="bold" style:font-name-complex="Proxima Nova1" style:font-size-complex="14pt"/>
    </style:style>
    <style:style style:name="T10" style:family="text">
      <style:text-properties fo:font-variant="normal" fo:text-transform="none" fo:color="#c9211e" loext:opacity="100%" fo:letter-spacing="normal" fo:font-style="normal" fo:font-weight="normal"/>
    </style:style>
    <style:style style:name="T11" style:family="text">
      <style:text-properties fo:font-variant="normal" fo:text-transform="none" fo:color="#c9211e" loext:opacity="100%" fo:letter-spacing="normal" fo:font-style="normal" fo:font-weight="normal" officeooo:rsid="000bf89b"/>
    </style:style>
    <style:style style:name="T12" style:family="text">
      <style:text-properties fo:font-variant="normal" fo:text-transform="none" fo:color="#2a6099" loext:opacity="100%" fo:letter-spacing="normal" fo:font-style="normal" fo:font-weight="normal" officeooo:rsid="000d27b2"/>
    </style:style>
    <style:style style:name="T13" style:family="text">
      <style:text-properties fo:font-variant="normal" fo:text-transform="none" fo:color="#ff0000" loext:opacity="100%" fo:letter-spacing="normal"/>
    </style:style>
    <style:style style:name="T14" style:family="text">
      <style:text-properties fo:font-variant="normal" fo:text-transform="none" fo:color="#ff0000" loext:opacity="100%" fo:letter-spacing="normal" fo:font-style="normal" fo:font-weight="normal"/>
    </style:style>
    <style:style style:name="T15" style:family="text">
      <style:text-properties fo:font-variant="normal" fo:text-transform="none" fo:color="#ff0000" loext:opacity="100%" fo:letter-spacing="normal" fo:font-style="normal" fo:font-weight="normal" officeooo:rsid="000d27b2"/>
    </style:style>
    <style:style style:name="T16" style:family="text">
      <style:text-properties style:use-window-font-color="true" loext:opacity="0%" style:font-name="Proxima Nova" fo:font-size="14pt" fo:font-weight="bold" style:font-name-asian="Proxima Nova1" style:font-size-asian="14pt" style:font-weight-asian="bold" style:font-name-complex="Proxima Nova1" style:font-size-complex="14pt"/>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bookmark text:name="_5x0d5h95i329"/>Design Document Template</text:p>
      <text:p text:style-name="P6"><text:span text:style-name="T8">30</text:span><text:span text:style-name="T9">th</text:span><text:span text:style-name="T8"> April 2023</text:span></text:p>
      <text:p text:style-name="P7"/>
      <text:p text:style-name="P11"><text:bookmark text:name="_14mpx6a8znb7"/>OBJECTIVE</text:p>
      <text:p text:style-name="P4"><text:span text:style-name="T3">To give the user the ability to search Spotify for particular Artists/Albums as well as tracks</text:span><text:span text:style-name="T2">.</text:span></text:p>
      <text:p text:style-name="P11"><text:bookmark text:name="_oymnw3nlvwib"/>BACKGROUND </text:p>
      <text:p text:style-name="P16">Currently the application always searches using the Spotify ‘tracks’ endpoint, and there is currently no way of specifying a search to certain albums or artists. Providing this functionality would result in increased users satisfaction, as users would be able to more accurately search Spotify. </text:p>
      <text:p text:style-name="P11"><text:bookmark text:name="_c5rpsdy8g2ak"/>TECHNICAL DESIGN</text:p>
      <text:p text:style-name="P8"><text:span text:style-name="T6">The searchBar component needs a new state property added called ‘searchType’ </text:span><text:span text:style-name="T7">and a new method called ‘extractType(). ‘extractType()’ should update the searchBar components state ‘searchType’</text:span><text:span text:style-name="T6">. A child </text:span><text:span text:style-name="T2">component to </text:span><text:span text:style-name="T6">SearchBar should be added to </text:span><text:span text:style-name="T2">the application, called ‘SearchType’ </text:span><text:span text:style-name="T7">which gets the ‘extractType()’ method passed to it as props</text:span><text:span text:style-name="T2">. This component should consist of three inputs, created using html </text:span><text:span text:style-name="T4">radio inputs </text:span><text:span text:style-name="T5">with labels</text:span><text:span text:style-name="T4">,</text:span></text:p>
      <text:list xml:id="list2829393" text:style-name="L1">
        <text:list-item>
          <text:p text:style-name="P18">Artist</text:p>
        </text:list-item>
        <text:list-item>
          <text:p text:style-name="P18">Album</text:p>
        </text:list-item>
        <text:list-item>
          <text:p text:style-name="P18">Track</text:p>
        </text:list-item>
      </text:list>
      <text:p text:style-name="P9"><text:span text:style-name="T4">Upon clicking a tab</text:span><text:span text:style-name="T7">,</text:span><text:span text:style-name="T4"> the radio button’</text:span><text:span text:style-name="T7">s</text:span><text:span text:style-name="T4"> input</text:span><text:span text:style-name="T7"> value </text:span><text:span text:style-name="T4">should update the </text:span><text:span text:style-name="T6">parent components state</text:span><text:span text:style-name="T4"> with the value assigned to the input, this can be done using an ‘onClick’ event, triggering a </text:span><text:span text:style-name="T7">component method, the component method should contain a call to the parent method ‘extractType()’ passed down using props, which updates the parents state.</text:span></text:p>
      <text:p text:style-name="P10"><text:span text:style-name="T2">Upon clicking search, the ‘Searchbar’ component should </text:span><text:span text:style-name="T7">pass both the value of the user input and the value contained in the searchType state to the parent component ‘App()’ within an array containing both values.</text:span></text:p>
      <text:p text:style-name="P10"><text:soft-page-break/><text:span text:style-name="T7">The App() component will pass b</text:span><text:span text:style-name="T5">oth values to the Spotify.search() utility component </text:span><text:span text:style-name="T7">method as arguments</text:span><text:span text:style-name="T5">. </text:span></text:p>
      <text:list xml:id="list498630583" text:style-name="L2">
        <text:list-item>
          <text:p text:style-name="P19">The Spotify.search() method will need an extra argument added, this will result in the method having to arguments, a searchType and searchIteam argument.</text:p>
        </text:list-item>
      </text:list>
      <text:p text:style-name="P17">Upon searching the Spotify.search() method will dynamically update the search endpoint using the searchType argument, ensuring that the neccessary search endpoint point is being evoked. The rest of Spotify,search() will remain unchanged.</text:p>
      <text:list xml:id="list1014538674" text:style-name="L3">
        <text:list-item>
          <text:p text:style-name="P13"><text:span text:style-name="Source_20_Text"><text:span text:style-name="T11">search endpoint</text:span></text:span></text:p>
          <text:list>
            <text:list-item>
              <text:p text:style-name="P14"><text:a xlink:type="simple" xlink:href="https://api.spotify.com/v1/search?q=type=album" text:style-name="Internet_20_link" text:visited-style-name="Visited_20_Internet_20_Link"><text:span text:style-name="Source_20_Text"><text:span text:style-name="T10">https://api.spotify.com/v1/search?q=</text:span></text:span></text:a><text:a xlink:type="simple" xlink:href="https://api.spotify.com/v1/search?q=type=album" text:style-name="Internet_20_link" text:visited-style-name="Visited_20_Internet_20_Link"><text:span text:style-name="Source_20_Text"><text:span text:style-name="T12">{SearchTerm}</text:span></text:span></text:a><text:a xlink:type="simple" xlink:href="https://api.spotify.com/v1/search?q=type=album" text:style-name="Internet_20_link" text:visited-style-name="Visited_20_Internet_20_Link"><text:span text:style-name="Source_20_Text"><text:span text:style-name="T10">type=</text:span></text:span></text:a><text:span text:style-name="T12">{searchType}</text:span></text:p>
            </text:list-item>
          </text:list>
        </text:list-item>
        <text:list-item>
          <text:p text:style-name="P15"><text:span text:style-name="Source_20_Text"><text:span text:style-name="T10">Request example </text:span></text:span></text:p>
          <text:list>
            <text:list-item>
              <text:p text:style-name="P15"><text:span text:style-name="Source_20_Text"><text:span text:style-name="T14">--request GET \</text:span></text:span></text:p>
            </text:list-item>
          </text:list>
        </text:list-item>
      </text:list>
      <text:p text:style-name="P3"><text:span text:style-name="Source_20_Text"><text:span text:style-name="T13"><text:s text:c="2"/></text:span></text:span><text:span text:style-name="Source_20_Text"><text:span text:style-name="T14">--url '</text:span></text:span><text:span text:style-name="Source_20_Text"><text:span text:style-name="T15">h</text:span></text:span><text:a xlink:type="simple" xlink:href="https://api.spotify.com/v1/search?q=type=album" text:style-name="Internet_20_link" text:visited-style-name="Visited_20_Internet_20_Link"><text:span text:style-name="Source_20_Text"><text:span text:style-name="T10">ttps://api.spotify.com/v1/search?q=</text:span></text:span></text:a><text:a xlink:type="simple" xlink:href="https://api.spotify.com/v1/search?q=type=album" text:style-name="Internet_20_link" text:visited-style-name="Visited_20_Internet_20_Link"><text:span text:style-name="Source_20_Text"><text:span text:style-name="T12">{SearchTerm}</text:span></text:span></text:a><text:a xlink:type="simple" xlink:href="https://api.spotify.com/v1/search?q=type=album" text:style-name="Internet_20_link" text:visited-style-name="Visited_20_Internet_20_Link"><text:span text:style-name="Source_20_Text"><text:span text:style-name="T10">type=</text:span></text:span></text:a><text:span text:style-name="Source_20_Text"><text:span text:style-name="T12">{searchType}</text:span></text:span><text:span text:style-name="Source_20_Text"><text:span text:style-name="T14">' \</text:span></text:span></text:p>
      <text:p text:style-name="P2"><text:span text:style-name="Source_20_Text"><text:span text:style-name="T13"><text:s text:c="2"/></text:span></text:span><text:span text:style-name="Source_20_Text"><text:span text:style-name="T14">--header 'Authorization: Bearer </text:span></text:span><text:span text:style-name="Source_20_Text"><text:span text:style-name="T15">accesstoken</text:span></text:span><text:span text:style-name="Source_20_Text"><text:span text:style-name="T14">'</text:span></text:span></text:p>
      <text:p text:style-name="P5"><text:span text:style-name="Source_20_Text"><text:span text:style-name="T14"/></text:span></text:p>
      <text:p text:style-name="P1"><text:bookmark text:name="_vnwnofiiu4qy"/><text:span text:style-name="T16">CAVEAT</text:span><text:span text:style-name="T1">S</text:span></text:p>
      <text:p text:style-name="P20">Draw backs to this solution are as follows</text:p>
      <text:list xml:id="list3377289936" text:style-name="L4">
        <text:list-item>
          <text:p text:style-name="P22">requires user to select a search term, if the user doesn’t select one then the default term will be searched for, and the user might not notice there mistake.</text:p>
        </text:list-item>
        <text:list-item>
          <text:p text:style-name="P22">If the user enters the search term with the search input rather then entering by clicking on the desired tab then an error may occur.</text:p>
        </text:list-item>
      </text:list>
      <text:p text:style-name="P21">An alternative would be to rather than use radio button to create tabs, a select drop down menu could be created using select input with &lt;option&gt; elements, which would preface the search input element, having it preface the search input would increase the likely hood that a use would see and engage with element. The functionality would be the s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Proxima Nova" svg:font-family="'Proxima Nova'" style:font-family-generic="roman" style:font-pitch="variable"/>
    <style:font-face style:name="Proxima Nova1" svg:font-family="'Proxima Nov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4-30T16:37:36.268000000</dc:date>
    <meta:editing-duration>PT1M</meta:editing-duration>
    <meta:editing-cycles>2</meta:editing-cycles>
    <meta:generator>LibreOffice/7.3.7.2$Windows_X86_64 LibreOffice_project/e114eadc50a9ff8d8c8a0567d6da8f454beeb84f</meta:generator>
    <meta:document-statistic meta:table-count="0" meta:image-count="0" meta:object-count="0" meta:page-count="2" meta:paragraph-count="27" meta:word-count="445" meta:character-count="2898" meta:non-whitespace-character-count="2485"/>
  </office:meta>
</office:document-meta>
</file>